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OpenSymbol1" svg:font-family="OpenSymbol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Heading_20_3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" style:family="paragraph" style:parent-style-name="List_20_Paragraph" style:list-style-name="WWNum1"/>
    <style:style style:name="P3" style:family="paragraph" style:parent-style-name="Standard">
      <style:text-properties style:font-name="Times New Roman" style:font-name-complex="Times New Roman1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text-properties fo:font-weight="bold" officeooo:paragraph-rsid="0012a61c" style:font-weight-asian="bold" style:font-weight-complex="bold"/>
    </style:style>
    <style:style style:name="P6" style:family="paragraph" style:parent-style-name="Standard">
      <style:paragraph-properties fo:margin-left="0.635cm" fo:margin-right="0cm" fo:margin-top="0cm" fo:margin-bottom="0.353cm" loext:contextual-spacing="false" fo:text-indent="0cm" style:auto-text-indent="false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1.27cm" fo:margin-right="0cm" fo:text-indent="0cm" style:auto-text-indent="false"/>
    </style:style>
    <style:style style:name="P9" style:family="paragraph" style:parent-style-name="Standard">
      <style:paragraph-properties fo:margin-left="1.27cm" fo:margin-right="0cm" fo:text-indent="0cm" style:auto-text-indent="false"/>
      <style:text-properties officeooo:paragraph-rsid="0012a61c"/>
    </style:style>
    <style:style style:name="P10" style:family="paragraph" style:parent-style-name="Standard" style:master-page-name="Standard">
      <style:paragraph-properties style:page-number="auto"/>
    </style:style>
    <style:style style:name="T1" style:family="text">
      <style:text-properties style:font-name="Times New Roman" fo:font-weight="bold" style:font-weight-asian="bold" style:font-name-complex="Times New Roman1" style:font-weight-complex="bold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fo:font-weight="normal" style:font-weight-asian="normal" style:font-weight-complex="normal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1c1c1c" fo:font-weight="normal" style:font-weight-asian="normal" style:font-weight-complex="normal"/>
    </style:style>
    <style:style style:name="T10" style:family="text">
      <style:text-properties fo:color="#1c1c1c"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fo:font-style="italic" style:font-style-asian="italic"/>
    </style:style>
    <style:style style:name="T12" style:family="text">
      <style:text-properties fo:color="#ff0000"/>
    </style:style>
    <style:style style:name="T13" style:family="text">
      <style:text-properties fo:color="#ff0000" fo:font-weight="bold" style:font-weight-asian="bol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fo:color="#00b0f0" style:font-style-complex="italic"/>
    </style:style>
    <style:style style:name="T17" style:family="text">
      <style:text-properties fo:color="#111111" style:text-underline-style="solid" style:text-underline-width="auto" style:text-underline-color="font-color" style:font-style-complex="italic"/>
    </style:style>
    <style:style style:name="T18" style:family="text">
      <style:text-properties fo:color="#111111"/>
    </style:style>
    <style:style style:name="T19" style:family="text">
      <style:text-properties fo:color="#111111" fo:font-weight="normal" style:font-weight-asian="normal" style:font-weight-complex="normal"/>
    </style:style>
    <style:style style:name="T20" style:family="text">
      <style:text-properties fo:color="#000000" style:font-name="Times New Roman" fo:font-size="14pt" style:font-size-asian="14pt" style:font-name-complex="Times New Roman1" style:font-size-complex="14pt"/>
    </style:style>
    <style:style style:name="T21" style:family="text">
      <style:text-properties fo:color="#000000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2" style:family="text">
      <style:text-properties fo:color="#000000"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23" style:family="text">
      <style:text-properties officeooo:rsid="0012a6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1)</text:span></text:p>
      <text:p text:style-name="Standard"><text:span text:style-name="T1">Insertion Anomalies:</text:span></text:p>
      <text:p text:style-name="Standard"><text:span text:style-name="T2">we must know VisitNo and ProvNo for insertion because primary key is the combination of these two.</text:span></text:p>
      <text:p text:style-name="Standard"><text:span text:style-name="T1">Delete Anomalies:</text:span></text:p>
      <text:p text:style-name="Standard"><text:span text:style-name="T2">If we <text:s/>delete the provider of D2, we lose information of visit V10021. </text:span></text:p>
      <text:p text:style-name="Standard"><text:span text:style-name="T1">Update Aomalies:</text:span></text:p>
      <text:p text:style-name="Standard"><text:span text:style-name="T2">If we change ProvSpeciality where ProvNo is D2, <text:s/>another row will also be updated.</text:span></text:p>
      <text:p text:style-name="P3"/>
      <text:p text:style-name="Standard"><text:span text:style-name="T4">2)</text:span></text:p>
      <text:h text:style-name="P1" text:outline-level="3"><text:span text:style-name="T6">FD:</text:span></text:h>
      <text:list xml:id="list668649095" text:style-name="WWNum1">
        <text:list-item>
          <text:p text:style-name="P2">PatNo <text:s text:c="19"/>-&gt; PatAge, PatZip9</text:p>
        </text:list-item>
        <text:list-item>
          <text:p text:style-name="P2">PatZip9 <text:s text:c="19"/>-&gt; PatCity</text:p>
        </text:list-item>
        <text:list-item>
          <text:p text:style-name="P2">VisitNo <text:s text:c="17"/>-&gt; PatNo, VisitDate</text:p>
        </text:list-item>
        <text:list-item>
          <text:p text:style-name="P2">ProvNo <text:s text:c="17"/>-&gt; ProvSpecialty, ProvEmail</text:p>
        </text:list-item>
        <text:list-item>
          <text:p text:style-name="P2">ProvNo, VisitNo <text:s text:c="2"/>-&gt; Diagnosis </text:p>
        </text:list-item>
      </text:list>
      <text:h text:style-name="Heading_20_3" text:outline-level="3"><text:span text:style-name="T7"/></text:h>
      <text:h text:style-name="Heading_20_3" text:outline-level="3"><text:span text:style-name="T7">BCNF Tables</text:span></text:h>
      <text:p text:style-name="Standard"><text:span text:style-name="T7"/></text:p>
      <text:p text:style-name="Standard"><text:span text:style-name="T8">tableA</text:span><text:span text:style-name="T9">(</text:span><text:span text:style-name="T10">PatNo</text:span>, PatAge, <text:span text:style-name="T11">PatZip9</text:span>)</text:p>
      <text:p text:style-name="Standard"><text:tab/>FOREIGN KEY(PatZip9) REFERENCES tableB</text:p>
      <text:p text:style-name="Standard"><text:span text:style-name="T8">tableB</text:span>(<text:span text:style-name="T14">PatZip9</text:span>, PatCity)</text:p>
      <text:p text:style-name="Standard"><text:span text:style-name="T8">tableC</text:span>(<text:span text:style-name="T14">VisitNo</text:span>, <text:span text:style-name="T11">PatNo</text:span>, VisitDate)</text:p>
      <text:p text:style-name="Standard"><text:tab/>FOREIGN KEY(PatNo) REFERENCES tableA</text:p>
      <text:p text:style-name="Standard"><text:span text:style-name="T8">tableD</text:span>(<text:span text:style-name="T14">ProvNo</text:span>, ProvSpecialty, ProvEmail)</text:p>
      <text:p text:style-name="Standard"><text:tab/>UNIQUE(ProvEmail)</text:p>
      <text:p text:style-name="Standard"><text:span text:style-name="T8">tableE</text:span>(<text:span text:style-name="T14">ProvNo</text:span><text:span text:style-name="T16">, </text:span><text:span text:style-name="T17">VisitNo</text:span>, Diagnosis)</text:p>
      <text:p text:style-name="Standard"><text:tab/>FOREIGN KEY (<text:span text:style-name="T18">ProvNo</text:span>) REFERENCES tableD</text:p>
      <text:p text:style-name="Standard"><text:span text:style-name="T4"><text:tab/></text:span><text:span text:style-name="T8">FOREIGN KEY (</text:span><text:span text:style-name="T19">VisitNo)</text:span><text:span text:style-name="T4"> </text:span><text:span text:style-name="T8">REFERENCES tableC</text:span></text:p>
      <text:p text:style-name="P4"/>
      <text:p text:style-name="P4"><text:soft-page-break/></text:p>
      <text:p text:style-name="P5">3)</text:p>
      <text:p text:style-name="P9">Student (<text:span text:style-name="T14">StdNo</text:span>, StdName, StdEmail, StdAddress, StdCity, StdState, StdZip) <text:span text:style-name="T23">U</text:span>NIQUE(StdEmail)</text:p>
      <text:p text:style-name="P8">Lender(<text:span text:style-name="T14">LenderNo</text:span>, LenderName)</text:p>
      <text:p text:style-name="P8">UNIQUE(LenderNo)</text:p>
      <text:p text:style-name="P8"><text:span text:style-name="T8">Institution(</text:span><text:span text:style-name="T15">InstNo</text:span><text:span text:style-name="T8">, InstName, InstMascot) UNIQUE(InstName)</text:span></text:p>
      <text:p text:style-name="P8"><text:span text:style-name="T8">→ added unique constraints as StdEmail, LenderNo, InstName are mentioned unique</text:span></text:p>
      <text:p text:style-name="P8"><text:span text:style-name="T8">→ having StdEmail and InstName unique viloates BCNF</text:span></text:p>
      <text:p text:style-name="P7"/>
      <text:p text:style-name="P7">4)</text:p>
      <text:p text:style-name="P8"><text:span text:style-name="T20">OrdNo→ItemNo (row1-row2, row3-row4)</text:span></text:p>
      <text:p text:style-name="P8"><text:span text:style-name="T20">OrdNo→QtyOrd (row3-row4)</text:span></text:p>
      <text:p text:style-name="P8"><text:span text:style-name="T20">OrdNo→CustNo none</text:span></text:p>
      <text:p text:style-name="P8"><text:span text:style-name="T20">OrdNo→CustBal none</text:span></text:p>
      <text:p text:style-name="P8"><text:span text:style-name="T20">OrdNo→CustDisc none</text:span></text:p>
      <text:p text:style-name="P8"><text:span text:style-name="T20">OrdNo→ItemPrice (row1-row2, row3-row4)</text:span></text:p>
      <text:p text:style-name="P8"><text:span text:style-name="T22">OrdNo→OrdDate none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OpenSymbol1" svg:font-family="OpenSymbol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宋体" style:font-size-asian="11pt" style:language-asian="zh" style:country-asian="CN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宋体" style:font-size-asian="11pt" style:language-asian="zh" style:country-asian="CN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宋体" style:font-family-asian="宋体" style:font-family-generic-asian="system" style:font-pitch-asian="variable" style:font-size-asian="11pt" style:language-asian="zh" style:country-asian="CN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宋体" style:font-family-asian="宋体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宋体" style:font-family-asian="宋体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0cm" fo:margin-top="0cm" fo:margin-bottom="0cm" loext:contextual-spacing="false" fo:line-height="200%" fo:text-indent="1.27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/>
    </style:style>
    <style:style style:name="Table_20_Title" style:display-name="Table Title" style:family="paragraph" style:parent-style-name="Standard" style:default-outline-level="">
      <style:paragraph-properties fo:margin-top="0cm" fo:margin-bottom="0.212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outline1" style:family="paragraph" style:parent-style-name="Standard" style:default-outline-level="">
      <style:paragraph-properties fo:margin-left="1.6cm" fo:margin-right="0cm" fo:margin-top="0cm" fo:margin-bottom="0.212cm" loext:contextual-spacing="false" fo:line-height="100%" fo:text-indent="-0.965cm" style:auto-text-indent="false">
        <style:tab-stops>
          <style:tab-stop style:position="1.588cm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Body_20_Text_20_Indent_20_Char" style:display-name="Body Text Indent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宋体" style:font-family-asian="宋体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宋体" style:font-family-asian="宋体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2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5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6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7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8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1.99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6-15T10:21:00</meta:creation-date>
    <meta:initial-creator>吕炜</meta:initial-creator>
    <dc:language>en-IN</dc:language>
    <dc:date>2021-11-09T10:05:32.492914784</dc:date>
    <meta:editing-cycles>8</meta:editing-cycles>
    <meta:editing-duration>PT34M47S</meta:editing-duration>
    <meta:generator>LibreOffice/6.4.7.2$Linux_X86_64 LibreOffice_project/40$Build-2</meta:generator>
    <meta:document-statistic meta:table-count="0" meta:image-count="0" meta:object-count="0" meta:page-count="2" meta:paragraph-count="40" meta:word-count="165" meta:character-count="1367" meta:non-whitespace-character-count="116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